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9.373cm" table:align="left"/>
    </style:style>
    <style:style style:name="Table1.A" style:family="table-column">
      <style:table-column-properties style:column-width="2.752cm"/>
    </style:style>
    <style:style style:name="Table1.B" style:family="table-column">
      <style:table-column-properties style:column-width="6.622cm"/>
    </style:style>
    <style:style style:name="Table1.A1" style:family="table-cell">
      <style:table-cell-properties style:vertical-align="bottom"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1.B1" style:family="table-cell">
      <style:table-cell-properties style:vertical-align="bottom" style:border-line-width="0cm 0.004cm 0.002cm" fo:padding="0.049cm" fo:border="0.05pt double #808080"/>
    </style:style>
    <style:style style:name="Table1.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3"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3"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4"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4"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5"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5"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6"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6"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7"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7"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8"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8"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9"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9"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10"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10"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11"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11"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1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1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13"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13"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14"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14"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15"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15"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16"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16"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17"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17"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18"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18"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19"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19"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20"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20"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21"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21"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2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2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23"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23"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24"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24"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25"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25"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26"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26"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27"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27"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28"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28"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29"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29"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30"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30"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31"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31"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3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3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33"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33"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34"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34"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35"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35"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36"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36"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37"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37"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38"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38"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39"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39"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40"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40"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41"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41"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4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4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43"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43"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A44"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1.B44"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P1" style:family="paragraph" style:parent-style-name="Text_20_body">
      <style:paragraph-properties fo:widows="1"/>
    </style:style>
    <style:style style:name="P2" style:family="paragraph" style:parent-style-name="Text_20_body" style:list-style-name="L1">
      <style:paragraph-properties fo:widows="1"/>
    </style:style>
    <style:style style:name="P3" style:family="paragraph" style:parent-style-name="Text_20_body">
      <style:paragraph-properties fo:widows="1"/>
      <style:text-properties fo:font-variant="normal" fo:text-transform="none" fo:color="#000000" style:font-name="Times New Roman" fo:font-size="14pt" fo:letter-spacing="normal" fo:font-style="normal" fo:font-weight="normal"/>
    </style:style>
    <style:style style:name="P4" style:family="paragraph" style:parent-style-name="Text_20_body">
      <style:paragraph-properties fo:margin-left="0cm" fo:margin-right="0cm" fo:margin-top="0cm" fo:margin-bottom="0.247cm" style:contextual-spacing="false" fo:widows="1" fo:text-indent="0cm" style:auto-text-indent="false"/>
      <style:text-properties fo:font-variant="normal" fo:text-transform="none" fo:color="#000000" style:font-name="Times New Roman" fo:font-size="14pt" fo:letter-spacing="normal" fo:font-style="normal" fo:font-weight="bold"/>
    </style:style>
    <style:style style:name="P5" style:family="paragraph" style:parent-style-name="Text_20_body" style:list-style-name="L1">
      <style:paragraph-properties fo:margin-top="0cm" fo:margin-bottom="0cm" style:contextual-spacing="false" fo:widows="1"/>
    </style:style>
    <style:style style:name="P6" style:family="paragraph" style:parent-style-name="Text_20_body">
      <style:paragraph-properties fo:margin-left="1cm" fo:margin-right="0cm" fo:margin-top="0cm" fo:margin-bottom="0.247cm" style:contextual-spacing="false" fo:widows="1" fo:text-indent="0cm" style:auto-text-indent="false"/>
      <style:text-properties fo:font-variant="normal" fo:text-transform="none" fo:color="#000000" style:font-name="Times New Roman" fo:font-size="14pt" fo:letter-spacing="normal" fo:font-style="normal" fo:font-weight="normal"/>
    </style:style>
    <style:style style:name="P7" style:family="paragraph" style:parent-style-name="Text_20_body">
      <style:paragraph-properties fo:margin-left="1cm" fo:margin-right="0cm" fo:margin-top="0cm" fo:margin-bottom="0.247cm" style:contextual-spacing="false" fo:widows="1" fo:text-indent="0cm" style:auto-text-indent="false"/>
    </style:style>
    <style:style style:name="P8" style:family="paragraph" style:parent-style-name="Text_20_body">
      <style:paragraph-properties fo:margin-left="1cm" fo:margin-right="0cm" fo:margin-top="0cm" fo:margin-bottom="0cm" style:contextual-spacing="false" fo:widows="1" fo:text-indent="0cm" style:auto-text-indent="false"/>
      <style:text-properties fo:font-variant="normal" fo:text-transform="none" fo:color="#000000" style:font-name="Times New Roman" fo:font-size="14pt" fo:letter-spacing="normal" fo:font-style="normal" fo:font-weight="normal"/>
    </style:style>
    <style:style style:name="P9" style:family="paragraph" style:parent-style-name="Text_20_body">
      <style:paragraph-properties fo:margin-left="1cm" fo:margin-right="0cm" fo:margin-top="0cm" fo:margin-bottom="0cm" style:contextual-spacing="false" fo:widows="1" fo:text-indent="0cm" style:auto-text-indent="false"/>
    </style:style>
    <style:style style:name="P10" style:family="paragraph" style:parent-style-name="Text_20_body">
      <style:paragraph-properties fo:margin-left="2cm" fo:margin-right="0cm" fo:margin-top="0cm" fo:margin-bottom="0cm" style:contextual-spacing="false" fo:widows="1" fo:text-indent="0cm" style:auto-text-indent="false"/>
      <style:text-properties fo:font-variant="normal" fo:text-transform="none" fo:color="#000000" style:font-name="Times New Roman" fo:font-size="14pt" fo:letter-spacing="normal" fo:font-style="normal" fo:font-weight="normal"/>
    </style:style>
    <style:style style:name="P11" style:family="paragraph" style:parent-style-name="Text_20_body">
      <style:paragraph-properties fo:margin-left="2cm" fo:margin-right="0cm" fo:margin-top="0cm" fo:margin-bottom="0cm" style:contextual-spacing="false" fo:widows="1" fo:text-indent="0cm" style:auto-text-indent="false"/>
    </style:style>
    <style:style style:name="P12" style:family="paragraph" style:parent-style-name="Text_20_body">
      <style:paragraph-properties fo:margin-left="2cm" fo:margin-right="1cm" fo:margin-top="0cm" fo:margin-bottom="0.499cm" style:contextual-spacing="false" fo:widows="1" fo:text-indent="0cm" style:auto-text-indent="false"/>
      <style:text-properties fo:font-variant="normal" fo:text-transform="none" fo:color="#000000" style:font-name="Times New Roman" fo:font-size="14pt" fo:letter-spacing="normal" fo:font-style="normal" fo:font-weight="normal"/>
    </style:style>
    <style:style style:name="P13" style:family="paragraph" style:parent-style-name="Heading_20_1">
      <style:text-properties fo:font-variant="normal" fo:text-transform="none" fo:color="#000000" style:font-name="Times New Roman" fo:letter-spacing="normal" fo:font-style="normal"/>
    </style:style>
    <style:style style:name="P14" style:family="paragraph" style:parent-style-name="Heading_20_1">
      <style:paragraph-properties fo:margin-left="0cm" fo:margin-right="0cm" fo:widows="1" fo:text-indent="0cm" style:auto-text-indent="false"/>
    </style:style>
    <style:style style:name="P15" style:family="paragraph" style:parent-style-name="Table_20_Heading">
      <style:paragraph-properties fo:text-align="start" style:justify-single-word="false"/>
      <style:text-properties fo:font-weight="bold"/>
    </style:style>
    <style:style style:name="P16" style:family="paragraph" style:parent-style-name="Heading_20_2">
      <style:paragraph-properties fo:widows="1"/>
    </style:style>
    <style:style style:name="P17" style:family="paragraph" style:parent-style-name="Preformatted_20_Text">
      <style:paragraph-properties fo:margin-top="0cm" fo:margin-bottom="0.499cm" style:contextual-spacing="false" fo:widows="1" fo:background-color="#eeeeee">
        <style:background-image/>
      </style:paragraph-properties>
      <style:text-properties fo:font-variant="normal" fo:text-transform="none" fo:color="#000000" style:font-name="Times New Roman" fo:font-size="14pt" fo:letter-spacing="normal" fo:font-style="normal" fo:font-weight="normal"/>
    </style:style>
    <style:style style:name="P18" style:family="paragraph" style:parent-style-name="Preformatted_20_Text">
      <style:paragraph-properties fo:margin-top="0cm" fo:margin-bottom="0.499cm" style:contextual-spacing="false" fo:widows="1" fo:background-color="#eeeeee">
        <style:background-image/>
      </style:paragraph-properties>
      <style:text-properties fo:font-variant="normal" fo:text-transform="none" fo:color="#000000" fo:letter-spacing="normal"/>
    </style:style>
    <style:style style:name="P19" style:family="paragraph" style:parent-style-name="Preformatted_20_Text">
      <style:paragraph-properties fo:widows="1" fo:background-color="#eeeeee">
        <style:background-image/>
      </style:paragraph-properties>
      <style:text-properties fo:font-variant="normal" fo:text-transform="none" fo:color="#000000" style:font-name="Times New Roman" fo:font-size="14pt" fo:letter-spacing="normal" fo:font-style="normal" fo:font-weight="normal"/>
    </style:style>
    <style:style style:name="P20" style:family="paragraph" style:parent-style-name="Preformatted_20_Text">
      <style:paragraph-properties fo:widows="1" fo:background-color="#eeeeee">
        <style:background-image/>
      </style:paragraph-properties>
      <style:text-properties fo:font-variant="normal" fo:text-transform="none" fo:color="#000000" fo:letter-spacing="normal"/>
    </style:style>
    <style:style style:name="P21" style:family="paragraph" style:parent-style-name="List_20_Heading">
      <style:paragraph-properties fo:widows="1"/>
      <style:text-properties fo:font-variant="normal" fo:text-transform="none" fo:color="#000000" style:font-name="Times New Roman" fo:font-size="14pt" fo:letter-spacing="normal" fo:font-style="normal" fo:font-weight="normal"/>
    </style:style>
    <style:style style:name="P22" style:family="paragraph" style:parent-style-name="List_20_Heading">
      <style:paragraph-properties fo:margin-top="0cm" fo:margin-bottom="0.499cm" style:contextual-spacing="false" fo:widows="1"/>
      <style:text-properties fo:font-variant="normal" fo:text-transform="none" fo:color="#000000" style:font-name="Times New Roman" fo:font-size="14pt" fo:letter-spacing="normal" fo:font-style="normal" fo:font-weight="normal"/>
    </style:style>
    <style:style style:name="P23" style:family="paragraph" style:parent-style-name="List_20_Heading">
      <style:paragraph-properties fo:margin-left="1cm" fo:margin-right="0cm" fo:margin-top="0cm" fo:margin-bottom="0cm" style:contextual-spacing="false" fo:widows="1" fo:text-indent="0cm" style:auto-text-indent="false"/>
      <style:text-properties fo:font-variant="normal" fo:text-transform="none" fo:color="#000000" style:font-name="Times New Roman" fo:font-size="14pt" fo:letter-spacing="normal" fo:font-style="normal" fo:font-weight="normal"/>
    </style:style>
    <style:style style:name="P24" style:family="paragraph" style:parent-style-name="List_20_Heading">
      <style:paragraph-properties fo:margin-left="1cm" fo:margin-right="1cm" fo:margin-top="0cm" fo:margin-bottom="0.499cm" style:contextual-spacing="false" fo:widows="1" fo:text-indent="0cm" style:auto-text-indent="false"/>
      <style:text-properties fo:font-variant="normal" fo:text-transform="none" fo:color="#000000" style:font-name="Times New Roman" fo:font-size="14pt" fo:letter-spacing="normal" fo:font-style="normal" fo:font-weight="normal"/>
    </style:style>
    <style:style style:name="P25" style:family="paragraph" style:parent-style-name="List_20_Heading">
      <style:paragraph-properties fo:margin-left="2cm" fo:margin-right="1cm" fo:margin-top="0cm" fo:margin-bottom="0.499cm" style:contextual-spacing="false" fo:widows="1" fo:text-indent="0cm" style:auto-text-indent="false"/>
      <style:text-properties fo:font-variant="normal" fo:text-transform="none" fo:color="#000000" style:font-name="Times New Roman" fo:font-size="14pt" fo:letter-spacing="normal" fo:font-style="normal" fo:font-weight="normal"/>
    </style:style>
    <style:style style:name="P26" style:family="paragraph" style:parent-style-name="List_20_Contents">
      <style:paragraph-properties fo:widows="1"/>
      <style:text-properties fo:font-variant="normal" fo:text-transform="none" fo:color="#000000" style:font-name="Times New Roman" fo:font-size="14pt" fo:letter-spacing="normal" fo:font-style="normal" fo:font-weight="normal"/>
    </style:style>
    <style:style style:name="P27" style:family="paragraph" style:parent-style-name="List_20_Contents" style:list-style-name="L2">
      <style:paragraph-properties fo:widows="1"/>
      <style:text-properties fo:font-variant="normal" fo:text-transform="none" fo:color="#000000" style:font-name="Times New Roman" fo:font-size="14pt" fo:letter-spacing="normal" fo:font-style="normal" fo:font-weight="normal"/>
    </style:style>
    <style:style style:name="P28" style:family="paragraph" style:parent-style-name="List_20_Contents">
      <style:paragraph-properties fo:widows="1"/>
    </style:style>
    <style:style style:name="P29" style:family="paragraph" style:parent-style-name="List_20_Contents">
      <style:paragraph-properties fo:margin-left="2cm" fo:margin-right="0cm" fo:margin-top="0cm" fo:margin-bottom="0.499cm" style:contextual-spacing="false" fo:widows="1" fo:text-indent="0cm" style:auto-text-indent="false"/>
    </style:style>
    <style:style style:name="P30" style:family="paragraph" style:parent-style-name="List_20_Contents">
      <style:paragraph-properties fo:margin-left="2cm" fo:margin-right="0cm" fo:margin-top="0cm" fo:margin-bottom="0cm" style:contextual-spacing="false" fo:widows="1" fo:text-indent="0cm" style:auto-text-indent="false"/>
      <style:text-properties fo:font-variant="normal" fo:text-transform="none" fo:color="#000000" style:font-name="Times New Roman" fo:font-size="14pt" fo:letter-spacing="normal" fo:font-style="normal" fo:font-weight="normal"/>
    </style:style>
    <style:style style:name="P31" style:family="paragraph" style:parent-style-name="List_20_Contents">
      <style:paragraph-properties fo:margin-left="2cm" fo:margin-right="0cm" fo:margin-top="0cm" fo:margin-bottom="0cm" style:contextual-spacing="false" fo:widows="1" fo:text-indent="0cm" style:auto-text-indent="false"/>
    </style:style>
    <style:style style:name="P32" style:family="paragraph" style:parent-style-name="List_20_Contents">
      <style:paragraph-properties fo:margin-top="0cm" fo:margin-bottom="0.499cm" style:contextual-spacing="false" fo:widows="1"/>
      <style:text-properties fo:font-variant="normal" fo:text-transform="none" fo:color="#000000" style:font-name="Times New Roman" fo:font-size="14pt" fo:letter-spacing="normal" fo:font-style="normal" fo:font-weight="normal"/>
    </style:style>
    <style:style style:name="P33" style:family="paragraph" style:parent-style-name="List_20_Contents">
      <style:paragraph-properties fo:margin-top="0cm" fo:margin-bottom="0.499cm" style:contextual-spacing="false" fo:widows="1"/>
    </style:style>
    <style:style style:name="P34" style:family="paragraph" style:parent-style-name="List_20_Contents" style:list-style-name="L2">
      <style:paragraph-properties fo:margin-top="0cm" fo:margin-bottom="0.499cm" style:contextual-spacing="false" fo:widows="1"/>
    </style:style>
    <style:style style:name="P35" style:family="paragraph" style:parent-style-name="List_20_Contents">
      <style:paragraph-properties fo:margin-left="3cm" fo:margin-right="1cm" fo:margin-top="0cm" fo:margin-bottom="0.499cm" style:contextual-spacing="false" fo:widows="1" fo:text-indent="0cm" style:auto-text-indent="false"/>
      <style:text-properties fo:font-variant="normal" fo:text-transform="none" fo:color="#000000" style:font-name="Times New Roman" fo:font-size="14pt" fo:letter-spacing="normal" fo:font-style="normal" fo:font-weight="normal"/>
    </style:style>
    <style:style style:name="P36" style:family="paragraph" style:parent-style-name="List_20_Contents">
      <style:paragraph-properties fo:margin-left="2cm" fo:margin-right="1cm" fo:margin-top="0cm" fo:margin-bottom="0.499cm" style:contextual-spacing="false" fo:widows="1" fo:text-indent="0cm" style:auto-text-indent="false"/>
      <style:text-properties fo:font-variant="normal" fo:text-transform="none" fo:color="#000000" style:font-name="Times New Roman" fo:font-size="14pt" fo:letter-spacing="normal" fo:font-style="normal" fo:font-weight="normal"/>
    </style:style>
    <style:style style:name="P37" style:family="paragraph" style:parent-style-name="Quotations">
      <style:paragraph-properties fo:widows="1"/>
    </style:style>
    <style:style style:name="T1" style:family="text">
      <style:text-properties style:font-name="Times New Roman" fo:font-size="14pt" fo:font-style="normal" fo:font-weight="normal"/>
    </style:style>
    <style:style style:name="T2" style:family="text">
      <style:text-properties fo:font-variant="normal" fo:text-transform="none" fo:color="#000000" style:font-name="Times New Roman" fo:font-size="14pt" fo:letter-spacing="normal" fo:font-style="normal" fo:font-weight="normal"/>
    </style:style>
    <style:style style:name="T3" style:family="text">
      <style:text-properties fo:font-variant="normal" fo:text-transform="none" fo:color="#000000" style:font-name="Times New Roman" fo:font-size="14pt" fo:letter-spacing="normal" fo:font-style="normal" fo:font-weight="normal" fo:background-color="#eeeeee" loext:char-shading-value="0"/>
    </style:style>
    <style:style style:name="T4"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style:style>
    <style:style style:name="T5" style:family="text">
      <style:text-properties fo:background-color="#eeeeee" loext:char-shading-value="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MySQLdb User's Guide</text:h>
      <text:p text:style-name="P4"><text:bookmark text:name="contents"/>Contents</text:p>
      <text:list xml:id="list8540899404891850698" text:style-name="L1">
        <text:list-item>
          <text:p text:style-name="P5"><text:bookmark text:name="id1"/><text:a xlink:type="simple" xlink:href="http://mysql-python.sourceforge.net/MySQLdb.html#introduction" office:name="id1"><text:span text:style-name="T2">Introduction</text:span></text:a></text:p>
        </text:list-item>
        <text:list-item>
          <text:p text:style-name="P5"><text:bookmark text:name="id2"/><text:a xlink:type="simple" xlink:href="http://mysql-python.sourceforge.net/MySQLdb.html#installation" office:name="id2"><text:span text:style-name="T2">Installation</text:span></text:a></text:p>
        </text:list-item>
        <text:list-item>
          <text:p text:style-name="P5"><text:bookmark text:name="id3"/><text:a xlink:type="simple" xlink:href="http://mysql-python.sourceforge.net/MySQLdb.html#mysql" office:name="id3"><text:span text:style-name="T2">_mysql</text:span></text:a></text:p>
          <text:list>
            <text:list-item>
              <text:p text:style-name="P5"><text:bookmark text:name="id4"/><text:a xlink:type="simple" xlink:href="http://mysql-python.sourceforge.net/MySQLdb.html#mysql-c-api-translation" office:name="id4"><text:span text:style-name="T2">MySQL C API translation</text:span></text:a></text:p>
            </text:list-item>
            <text:list-item>
              <text:p text:style-name="P5"><text:bookmark text:name="id5"/><text:a xlink:type="simple" xlink:href="http://mysql-python.sourceforge.net/MySQLdb.html#mysql-c-api-function-mapping" office:name="id5"><text:span text:style-name="T2">MySQL C API function mapping</text:span></text:a></text:p>
            </text:list-item>
            <text:list-item>
              <text:p text:style-name="P5"><text:bookmark text:name="id6"/><text:a xlink:type="simple" xlink:href="http://mysql-python.sourceforge.net/MySQLdb.html#some-mysql-examples" office:name="id6"><text:span text:style-name="T2">Some _mysql examples</text:span></text:a></text:p>
            </text:list-item>
          </text:list>
        </text:list-item>
        <text:list-item>
          <text:p text:style-name="P5"><text:bookmark text:name="id7"/><text:a xlink:type="simple" xlink:href="http://mysql-python.sourceforge.net/MySQLdb.html#mysqldb" office:name="id7"><text:span text:style-name="T2">MySQLdb</text:span></text:a></text:p>
          <text:list>
            <text:list-item>
              <text:p text:style-name="P5"><text:bookmark text:name="id8"/><text:a xlink:type="simple" xlink:href="http://mysql-python.sourceforge.net/MySQLdb.html#functions-and-attributes" office:name="id8"><text:span text:style-name="T2">Functions and attributes</text:span></text:a></text:p>
            </text:list-item>
            <text:list-item>
              <text:p text:style-name="P5"><text:bookmark text:name="id9"/><text:a xlink:type="simple" xlink:href="http://mysql-python.sourceforge.net/MySQLdb.html#connection-objects" office:name="id9"><text:span text:style-name="T2">Connection Objects</text:span></text:a></text:p>
            </text:list-item>
            <text:list-item>
              <text:p text:style-name="P5"><text:bookmark text:name="id10"/><text:a xlink:type="simple" xlink:href="http://mysql-python.sourceforge.net/MySQLdb.html#cursor-objects" office:name="id10"><text:span text:style-name="T2">Cursor Objects</text:span></text:a></text:p>
            </text:list-item>
            <text:list-item>
              <text:p text:style-name="P5"><text:bookmark text:name="id11"/><text:a xlink:type="simple" xlink:href="http://mysql-python.sourceforge.net/MySQLdb.html#some-examples" office:name="id11"><text:span text:style-name="T2">Some examples</text:span></text:a></text:p>
            </text:list-item>
          </text:list>
        </text:list-item>
        <text:list-item>
          <text:p text:style-name="P5"><text:bookmark text:name="id12"/><text:a xlink:type="simple" xlink:href="http://mysql-python.sourceforge.net/MySQLdb.html#using-and-extending" office:name="id12"><text:span text:style-name="T2">Using and extending</text:span></text:a></text:p>
        </text:list-item>
        <text:list-item>
          <text:p text:style-name="P2"><text:bookmark text:name="id13"/><text:a xlink:type="simple" xlink:href="http://mysql-python.sourceforge.net/MySQLdb.html#embedded-server" office:name="id13"><text:span text:style-name="T2">Embedded Server</text:span></text:a></text:p>
        </text:list-item>
      </text:list>
      <text:h text:style-name="P14" text:outline-level="1"><text:bookmark text:name="introduction"/><text:a xlink:type="simple" xlink:href="http://mysql-python.sourceforge.net/MySQLdb.html#id1" office:name="introduction"><text:span text:style-name="T4">Introduction</text:span></text:a></text:h>
      <text:p text:style-name="P3">MySQLdb is an thread-compatible interface to the popular MySQL database server that provides the Python database API.</text:p>
      <text:h text:style-name="P14" text:outline-level="1"><text:bookmark text:name="installation"/><text:a xlink:type="simple" xlink:href="http://mysql-python.sourceforge.net/MySQLdb.html#id2" office:name="installation"><text:span text:style-name="T4">Installation</text:span></text:a></text:h>
      <text:p text:style-name="P1"><text:span text:style-name="T2">The </text:span><text:span text:style-name="Teletype"><text:span text:style-name="T3">README</text:span></text:span><text:span text:style-name="T2"> file has complete installation instructions.</text:span></text:p>
      <text:h text:style-name="P14" text:outline-level="1"><text:bookmark text:name="mysql"/><text:a xlink:type="simple" xlink:href="http://mysql-python.sourceforge.net/MySQLdb.html#id3" office:name="mysql"><text:span text:style-name="T4">_mysql</text:span></text:a></text:h>
      <text:p text:style-name="P1"><text:span text:style-name="T2">If you want to write applications which are portable across databases, use </text:span><text:a xlink:type="simple" xlink:href="http://mysql-python.sourceforge.net/MySQLdb.html#mysqldb">MySQLdb</text:a><text:span text:style-name="T2">, and avoid using this module directly. </text:span><text:span text:style-name="Teletype"><text:span text:style-name="T3">_mysql</text:span></text:span><text:span text:style-name="T2"> provides an interface which mostly implements the MySQL C API. For more information, see the </text:span><text:a xlink:type="simple" xlink:href="http://dev.mysql.com/doc/">MySQL documentation</text:a><text:span text:style-name="T2">. The documentation for this module is intentionally weak because you probably should use the higher-level MySQLdb module. If you really need it, use the standard MySQL docs and transliterate as necessary.</text:span></text:p>
      <text:h text:style-name="P16" text:outline-level="2"><text:bookmark text:name="mysql-c-api-translation"/><text:a xlink:type="simple" xlink:href="http://mysql-python.sourceforge.net/MySQLdb.html#id4" office:name="mysql-c-api-translation"><text:span text:style-name="T4">MySQL C API translation</text:span></text:a></text:h>
      <text:p text:style-name="P1"><text:span text:style-name="T2">The MySQL C API has been wrapped in an object-oriented way. The only MySQL data structures which are implemented are the </text:span><text:span text:style-name="Teletype"><text:span text:style-name="T3">MYSQL</text:span></text:span><text:span text:style-name="T2"> (database connection handle) and </text:span><text:span text:style-name="Teletype"><text:span text:style-name="T3">MYSQL_RES</text:span></text:span><text:span text:style-name="T2"> (result handle) types. In general, any function which </text:span><text:soft-page-break/><text:span text:style-name="T2">takes </text:span><text:span text:style-name="Teletype"><text:span text:style-name="T3">MYSQL *mysql</text:span></text:span><text:span text:style-name="T2"> as an argument is now a method of the connection object, and any function which takes </text:span><text:span text:style-name="Teletype"><text:span text:style-name="T3">MYSQL_RES *result</text:span></text:span><text:span text:style-name="T2"> as an argument is a method of the result object. Functions requiring none of the MySQL data structures are implemented as functions in the module. Functions requiring one of the other MySQL data structures are generally not implemented. Deprecated functions are not implemented. In all cases, the </text:span><text:span text:style-name="Teletype"><text:span text:style-name="T3">mysql_</text:span></text:span><text:span text:style-name="T2"> prefix is dropped from the name. Most of the </text:span><text:span text:style-name="Teletype"><text:span text:style-name="T3">conn</text:span></text:span><text:span text:style-name="T2"> methods listed are also available as MySQLdb Connection object methods. Their use is non-portable.</text:span></text:p>
      <text:h text:style-name="P16" text:outline-level="2"><text:bookmark text:name="mysql-c-api-function-mapping"/><text:a xlink:type="simple" xlink:href="http://mysql-python.sourceforge.net/MySQLdb.html#id5" office:name="mysql-c-api-function-mapping"><text:span text:style-name="T4">MySQL C API function mapping</text:span></text:a></text:h>
      <table:table table:name="Table1" table:style-name="Table1">
        <table:table-column table:style-name="Table1.A"/>
        <table:table-column table:style-name="Table1.B"/>
        <table:table-header-rows>
          <table:table-row>
            <table:table-cell table:style-name="Table1.A1" office:value-type="string">
              <text:p text:style-name="Table_20_Heading">C API</text:p>
            </table:table-cell>
            <table:table-cell table:style-name="Table1.B1" office:value-type="string">
              <text:p text:style-name="Table_20_Heading"><text:span text:style-name="Teletype"><text:span text:style-name="T5">_mysql</text:span></text:span></text:p>
            </table:table-cell>
          </table:table-row>
        </table:table-header-rows>
        <table:table-row>
          <table:table-cell table:style-name="Table1.A43" office:value-type="string">
            <text:p text:style-name="Table_20_Contents"><text:span text:style-name="Teletype"><text:span text:style-name="T5">mysql_affected_rows()</text:span></text:span></text:p>
          </table:table-cell>
          <table:table-cell table:style-name="Table1.B43" office:value-type="string">
            <text:p text:style-name="Table_20_Contents"><text:span text:style-name="Teletype"><text:span text:style-name="T5">conn.affected_rows()</text:span></text:span></text:p>
          </table:table-cell>
        </table:table-row>
        <table:table-row>
          <table:table-cell table:style-name="Table1.A43" office:value-type="string">
            <text:p text:style-name="Table_20_Contents"><text:span text:style-name="Teletype"><text:span text:style-name="T5">mysql_autocommit()</text:span></text:span></text:p>
          </table:table-cell>
          <table:table-cell table:style-name="Table1.B43" office:value-type="string">
            <text:p text:style-name="Table_20_Contents"><text:span text:style-name="Teletype"><text:span text:style-name="T5">conn.autocommit()</text:span></text:span></text:p>
          </table:table-cell>
        </table:table-row>
        <table:table-row>
          <table:table-cell table:style-name="Table1.A43" office:value-type="string">
            <text:p text:style-name="Table_20_Contents"><text:span text:style-name="Teletype"><text:span text:style-name="T5">mysql_character_set_name()</text:span></text:span></text:p>
          </table:table-cell>
          <table:table-cell table:style-name="Table1.B43" office:value-type="string">
            <text:p text:style-name="Table_20_Contents"><text:span text:style-name="Teletype"><text:span text:style-name="T5">conn.character_set_name()</text:span></text:span></text:p>
          </table:table-cell>
        </table:table-row>
        <table:table-row>
          <table:table-cell table:style-name="Table1.A43" office:value-type="string">
            <text:p text:style-name="Table_20_Contents"><text:span text:style-name="Teletype"><text:span text:style-name="T5">mysql_close()</text:span></text:span></text:p>
          </table:table-cell>
          <table:table-cell table:style-name="Table1.B43" office:value-type="string">
            <text:p text:style-name="Table_20_Contents"><text:span text:style-name="Teletype"><text:span text:style-name="T5">conn.close()</text:span></text:span></text:p>
          </table:table-cell>
        </table:table-row>
        <table:table-row>
          <table:table-cell table:style-name="Table1.A43" office:value-type="string">
            <text:p text:style-name="Table_20_Contents"><text:span text:style-name="Teletype"><text:span text:style-name="T5">mysql_commit()</text:span></text:span></text:p>
          </table:table-cell>
          <table:table-cell table:style-name="Table1.B43" office:value-type="string">
            <text:p text:style-name="Table_20_Contents"><text:span text:style-name="Teletype"><text:span text:style-name="T5">conn.commit()</text:span></text:span></text:p>
          </table:table-cell>
        </table:table-row>
        <table:table-row>
          <table:table-cell table:style-name="Table1.A43" office:value-type="string">
            <text:p text:style-name="Table_20_Contents"><text:span text:style-name="Teletype"><text:span text:style-name="T5">mysql_connect()</text:span></text:span></text:p>
          </table:table-cell>
          <table:table-cell table:style-name="Table1.B43" office:value-type="string">
            <text:p text:style-name="Table_20_Contents"><text:span text:style-name="Teletype"><text:span text:style-name="T5">_mysql.connect()</text:span></text:span></text:p>
          </table:table-cell>
        </table:table-row>
        <table:table-row>
          <table:table-cell table:style-name="Table1.A43" office:value-type="string">
            <text:p text:style-name="Table_20_Contents"><text:span text:style-name="Teletype"><text:span text:style-name="T5">mysql_data_seek()</text:span></text:span></text:p>
          </table:table-cell>
          <table:table-cell table:style-name="Table1.B43" office:value-type="string">
            <text:p text:style-name="Table_20_Contents"><text:span text:style-name="Teletype"><text:span text:style-name="T5">result.data_seek()</text:span></text:span></text:p>
          </table:table-cell>
        </table:table-row>
        <table:table-row>
          <table:table-cell table:style-name="Table1.A43" office:value-type="string">
            <text:p text:style-name="Table_20_Contents"><text:span text:style-name="Teletype"><text:span text:style-name="T5">mysql_debug()</text:span></text:span></text:p>
          </table:table-cell>
          <table:table-cell table:style-name="Table1.B43" office:value-type="string">
            <text:p text:style-name="Table_20_Contents"><text:span text:style-name="Teletype"><text:span text:style-name="T5">_mysql.debug()</text:span></text:span></text:p>
          </table:table-cell>
        </table:table-row>
        <table:table-row>
          <table:table-cell table:style-name="Table1.A43" office:value-type="string">
            <text:p text:style-name="Table_20_Contents"><text:span text:style-name="Teletype"><text:span text:style-name="T5">mysql_dump_debug_info</text:span></text:span></text:p>
          </table:table-cell>
          <table:table-cell table:style-name="Table1.B43" office:value-type="string">
            <text:p text:style-name="Table_20_Contents"><text:span text:style-name="Teletype"><text:span text:style-name="T5">conn.dump_debug_info()</text:span></text:span></text:p>
          </table:table-cell>
        </table:table-row>
        <table:table-row>
          <table:table-cell table:style-name="Table1.A43" office:value-type="string">
            <text:p text:style-name="Table_20_Contents"><text:span text:style-name="Teletype"><text:span text:style-name="T5">mysql_escape_string()</text:span></text:span></text:p>
          </table:table-cell>
          <table:table-cell table:style-name="Table1.B43" office:value-type="string">
            <text:p text:style-name="Table_20_Contents"><text:span text:style-name="Teletype"><text:span text:style-name="T5">_mysql.escape_string()</text:span></text:span></text:p>
          </table:table-cell>
        </table:table-row>
        <table:table-row>
          <table:table-cell table:style-name="Table1.A43" office:value-type="string">
            <text:p text:style-name="Table_20_Contents"><text:span text:style-name="Teletype"><text:span text:style-name="T5">mysql_fetch_row()</text:span></text:span></text:p>
          </table:table-cell>
          <table:table-cell table:style-name="Table1.B43" office:value-type="string">
            <text:p text:style-name="Table_20_Contents"><text:span text:style-name="Teletype"><text:span text:style-name="T5">result.fetch_row()</text:span></text:span></text:p>
          </table:table-cell>
        </table:table-row>
        <table:table-row>
          <table:table-cell table:style-name="Table1.A43" office:value-type="string">
            <text:p text:style-name="Table_20_Contents"><text:span text:style-name="Teletype"><text:span text:style-name="T5">mysql_get_character_set_info()</text:span></text:span></text:p>
          </table:table-cell>
          <table:table-cell table:style-name="Table1.B43" office:value-type="string">
            <text:p text:style-name="Table_20_Contents"><text:span text:style-name="Teletype"><text:span text:style-name="T5">conn.get_character_set_info()</text:span></text:span></text:p>
          </table:table-cell>
        </table:table-row>
        <table:table-row>
          <table:table-cell table:style-name="Table1.A43" office:value-type="string">
            <text:p text:style-name="Table_20_Contents"><text:span text:style-name="Teletype"><text:span text:style-name="T5">mysql_get_client_info()</text:span></text:span></text:p>
          </table:table-cell>
          <table:table-cell table:style-name="Table1.B43" office:value-type="string">
            <text:p text:style-name="Table_20_Contents"><text:span text:style-name="Teletype"><text:span text:style-name="T5">_mysql.get_client_info()</text:span></text:span></text:p>
          </table:table-cell>
        </table:table-row>
        <table:table-row>
          <table:table-cell table:style-name="Table1.A43" office:value-type="string">
            <text:p text:style-name="Table_20_Contents"><text:span text:style-name="Teletype"><text:span text:style-name="T5">mysql_get_host_info()</text:span></text:span></text:p>
          </table:table-cell>
          <table:table-cell table:style-name="Table1.B43" office:value-type="string">
            <text:p text:style-name="Table_20_Contents"><text:span text:style-name="Teletype"><text:span text:style-name="T5">conn.get_host_info()</text:span></text:span></text:p>
          </table:table-cell>
        </table:table-row>
        <text:soft-page-break/>
        <table:table-row>
          <table:table-cell table:style-name="Table1.A43" office:value-type="string">
            <text:p text:style-name="Table_20_Contents"><text:span text:style-name="Teletype"><text:span text:style-name="T5">mysql_get_proto_info()</text:span></text:span></text:p>
          </table:table-cell>
          <table:table-cell table:style-name="Table1.B43" office:value-type="string">
            <text:p text:style-name="Table_20_Contents"><text:span text:style-name="Teletype"><text:span text:style-name="T5">conn.get_proto_info()</text:span></text:span></text:p>
          </table:table-cell>
        </table:table-row>
        <table:table-row>
          <table:table-cell table:style-name="Table1.A43" office:value-type="string">
            <text:p text:style-name="Table_20_Contents"><text:span text:style-name="Teletype"><text:span text:style-name="T5">mysql_get_server_info()</text:span></text:span></text:p>
          </table:table-cell>
          <table:table-cell table:style-name="Table1.B43" office:value-type="string">
            <text:p text:style-name="Table_20_Contents"><text:span text:style-name="Teletype"><text:span text:style-name="T5">conn.get_server_info()</text:span></text:span></text:p>
          </table:table-cell>
        </table:table-row>
        <table:table-row>
          <table:table-cell table:style-name="Table1.A43" office:value-type="string">
            <text:p text:style-name="Table_20_Contents"><text:span text:style-name="Teletype"><text:span text:style-name="T5">mysql_info()</text:span></text:span></text:p>
          </table:table-cell>
          <table:table-cell table:style-name="Table1.B43" office:value-type="string">
            <text:p text:style-name="Table_20_Contents"><text:span text:style-name="Teletype"><text:span text:style-name="T5">conn.info()</text:span></text:span></text:p>
          </table:table-cell>
        </table:table-row>
        <table:table-row>
          <table:table-cell table:style-name="Table1.A43" office:value-type="string">
            <text:p text:style-name="Table_20_Contents"><text:span text:style-name="Teletype"><text:span text:style-name="T5">mysql_insert_id()</text:span></text:span></text:p>
          </table:table-cell>
          <table:table-cell table:style-name="Table1.B43" office:value-type="string">
            <text:p text:style-name="Table_20_Contents"><text:span text:style-name="Teletype"><text:span text:style-name="T5">conn.insert_id()</text:span></text:span></text:p>
          </table:table-cell>
        </table:table-row>
        <table:table-row>
          <table:table-cell table:style-name="Table1.A43" office:value-type="string">
            <text:p text:style-name="Table_20_Contents"><text:span text:style-name="Teletype"><text:span text:style-name="T5">mysql_num_fields()</text:span></text:span></text:p>
          </table:table-cell>
          <table:table-cell table:style-name="Table1.B43" office:value-type="string">
            <text:p text:style-name="Table_20_Contents"><text:span text:style-name="Teletype"><text:span text:style-name="T5">result.num_fields()</text:span></text:span></text:p>
          </table:table-cell>
        </table:table-row>
        <table:table-row>
          <table:table-cell table:style-name="Table1.A43" office:value-type="string">
            <text:p text:style-name="Table_20_Contents"><text:span text:style-name="Teletype"><text:span text:style-name="T5">mysql_num_rows()</text:span></text:span></text:p>
          </table:table-cell>
          <table:table-cell table:style-name="Table1.B43" office:value-type="string">
            <text:p text:style-name="Table_20_Contents"><text:span text:style-name="Teletype"><text:span text:style-name="T5">result.num_rows()</text:span></text:span></text:p>
          </table:table-cell>
        </table:table-row>
        <table:table-row>
          <table:table-cell table:style-name="Table1.A43" office:value-type="string">
            <text:p text:style-name="Table_20_Contents"><text:span text:style-name="Teletype"><text:span text:style-name="T5">mysql_options()</text:span></text:span></text:p>
          </table:table-cell>
          <table:table-cell table:style-name="Table1.B43" office:value-type="string">
            <text:p text:style-name="Table_20_Contents">various options to <text:span text:style-name="Teletype"><text:span text:style-name="T5">_mysql.connect()</text:span></text:span></text:p>
          </table:table-cell>
        </table:table-row>
        <table:table-row>
          <table:table-cell table:style-name="Table1.A43" office:value-type="string">
            <text:p text:style-name="Table_20_Contents"><text:span text:style-name="Teletype"><text:span text:style-name="T5">mysql_ping()</text:span></text:span></text:p>
          </table:table-cell>
          <table:table-cell table:style-name="Table1.B43" office:value-type="string">
            <text:p text:style-name="Table_20_Contents"><text:span text:style-name="Teletype"><text:span text:style-name="T5">conn.ping()</text:span></text:span></text:p>
          </table:table-cell>
        </table:table-row>
        <table:table-row>
          <table:table-cell table:style-name="Table1.A43" office:value-type="string">
            <text:p text:style-name="Table_20_Contents"><text:span text:style-name="Teletype"><text:span text:style-name="T5">mysql_query()</text:span></text:span></text:p>
          </table:table-cell>
          <table:table-cell table:style-name="Table1.B43" office:value-type="string">
            <text:p text:style-name="Table_20_Contents"><text:span text:style-name="Teletype"><text:span text:style-name="T5">conn.query()</text:span></text:span></text:p>
          </table:table-cell>
        </table:table-row>
        <table:table-row>
          <table:table-cell table:style-name="Table1.A43" office:value-type="string">
            <text:p text:style-name="Table_20_Contents"><text:span text:style-name="Teletype"><text:span text:style-name="T5">mysql_real_connect()</text:span></text:span></text:p>
          </table:table-cell>
          <table:table-cell table:style-name="Table1.B43" office:value-type="string">
            <text:p text:style-name="Table_20_Contents"><text:span text:style-name="Teletype"><text:span text:style-name="T5">_mysql.connect()</text:span></text:span></text:p>
          </table:table-cell>
        </table:table-row>
        <table:table-row>
          <table:table-cell table:style-name="Table1.A43" office:value-type="string">
            <text:p text:style-name="Table_20_Contents"><text:span text:style-name="Teletype"><text:span text:style-name="T5">mysql_real_query()</text:span></text:span></text:p>
          </table:table-cell>
          <table:table-cell table:style-name="Table1.B43" office:value-type="string">
            <text:p text:style-name="Table_20_Contents"><text:span text:style-name="Teletype"><text:span text:style-name="T5">conn.query()</text:span></text:span></text:p>
          </table:table-cell>
        </table:table-row>
        <table:table-row>
          <table:table-cell table:style-name="Table1.A43" office:value-type="string">
            <text:p text:style-name="Table_20_Contents"><text:span text:style-name="Teletype"><text:span text:style-name="T5">mysql_real_escape_string()</text:span></text:span></text:p>
          </table:table-cell>
          <table:table-cell table:style-name="Table1.B43" office:value-type="string">
            <text:p text:style-name="Table_20_Contents"><text:span text:style-name="Teletype"><text:span text:style-name="T5">conn.escape_string()</text:span></text:span></text:p>
          </table:table-cell>
        </table:table-row>
        <table:table-row>
          <table:table-cell table:style-name="Table1.A43" office:value-type="string">
            <text:p text:style-name="Table_20_Contents"><text:span text:style-name="Teletype"><text:span text:style-name="T5">mysql_rollback()</text:span></text:span></text:p>
          </table:table-cell>
          <table:table-cell table:style-name="Table1.B43" office:value-type="string">
            <text:p text:style-name="Table_20_Contents"><text:span text:style-name="Teletype"><text:span text:style-name="T5">conn.rollback()</text:span></text:span></text:p>
          </table:table-cell>
        </table:table-row>
        <table:table-row>
          <table:table-cell table:style-name="Table1.A43" office:value-type="string">
            <text:p text:style-name="Table_20_Contents"><text:span text:style-name="Teletype"><text:span text:style-name="T5">mysql_row_seek()</text:span></text:span></text:p>
          </table:table-cell>
          <table:table-cell table:style-name="Table1.B43" office:value-type="string">
            <text:p text:style-name="Table_20_Contents"><text:span text:style-name="Teletype"><text:span text:style-name="T5">result.row_seek()</text:span></text:span></text:p>
          </table:table-cell>
        </table:table-row>
        <table:table-row>
          <table:table-cell table:style-name="Table1.A43" office:value-type="string">
            <text:p text:style-name="Table_20_Contents"><text:span text:style-name="Teletype"><text:span text:style-name="T5">mysql_row_tell()</text:span></text:span></text:p>
          </table:table-cell>
          <table:table-cell table:style-name="Table1.B43" office:value-type="string">
            <text:p text:style-name="Table_20_Contents"><text:span text:style-name="Teletype"><text:span text:style-name="T5">result.row_tell()</text:span></text:span></text:p>
          </table:table-cell>
        </table:table-row>
        <table:table-row>
          <table:table-cell table:style-name="Table1.A43" office:value-type="string">
            <text:p text:style-name="Table_20_Contents"><text:span text:style-name="Teletype"><text:span text:style-name="T5">mysql_select_db()</text:span></text:span></text:p>
          </table:table-cell>
          <table:table-cell table:style-name="Table1.B43" office:value-type="string">
            <text:p text:style-name="Table_20_Contents"><text:span text:style-name="Teletype"><text:span text:style-name="T5">conn.select_db()</text:span></text:span></text:p>
          </table:table-cell>
        </table:table-row>
        <table:table-row>
          <table:table-cell table:style-name="Table1.A43" office:value-type="string">
            <text:p text:style-name="Table_20_Contents"><text:span text:style-name="Teletype"><text:span text:style-name="T5">mysql_set_character_set()</text:span></text:span></text:p>
          </table:table-cell>
          <table:table-cell table:style-name="Table1.B43" office:value-type="string">
            <text:p text:style-name="Table_20_Contents"><text:span text:style-name="Teletype"><text:span text:style-name="T5">conn.set_character_set()</text:span></text:span></text:p>
          </table:table-cell>
        </table:table-row>
        <table:table-row>
          <table:table-cell table:style-name="Table1.A43" office:value-type="string">
            <text:p text:style-name="Table_20_Contents"><text:span text:style-name="Teletype"><text:span text:style-name="T5">mysql_ssl_set()</text:span></text:span></text:p>
          </table:table-cell>
          <table:table-cell table:style-name="Table1.B43" office:value-type="string">
            <text:p text:style-name="Table_20_Contents"><text:span text:style-name="Teletype"><text:span text:style-name="T5">ssl</text:span></text:span> option to <text:span text:style-name="Teletype"><text:span text:style-name="T5">_mysql.connect()</text:span></text:span></text:p>
          </table:table-cell>
        </table:table-row>
        <table:table-row>
          <table:table-cell table:style-name="Table1.A43" office:value-type="string">
            <text:p text:style-name="Table_20_Contents"><text:span text:style-name="Teletype"><text:span text:style-name="T5">mysql_stat()</text:span></text:span></text:p>
          </table:table-cell>
          <table:table-cell table:style-name="Table1.B43" office:value-type="string">
            <text:p text:style-name="Table_20_Contents"><text:span text:style-name="Teletype"><text:span text:style-name="T5">conn.stat()</text:span></text:span></text:p>
          </table:table-cell>
        </table:table-row>
        <table:table-row>
          <table:table-cell table:style-name="Table1.A43" office:value-type="string">
            <text:p text:style-name="Table_20_Contents"><text:span text:style-name="Teletype"><text:span text:style-name="T5">mysql_store_result()</text:span></text:span></text:p>
          </table:table-cell>
          <table:table-cell table:style-name="Table1.B43" office:value-type="string">
            <text:p text:style-name="Table_20_Contents"><text:span text:style-name="Teletype"><text:span text:style-name="T5">conn.store_result()</text:span></text:span></text:p>
          </table:table-cell>
        </table:table-row>
        <table:table-row>
          <table:table-cell table:style-name="Table1.A43" office:value-type="string">
            <text:p text:style-name="Table_20_Contents"><text:span text:style-name="Teletype"><text:span text:style-name="T5">mysql_thread_id()</text:span></text:span></text:p>
          </table:table-cell>
          <table:table-cell table:style-name="Table1.B43" office:value-type="string">
            <text:p text:style-name="Table_20_Contents"><text:span text:style-name="Teletype"><text:span text:style-name="T5">conn.thread_id()</text:span></text:span></text:p>
          </table:table-cell>
        </table:table-row>
        <table:table-row>
          <table:table-cell table:style-name="Table1.A43" office:value-type="string">
            <text:p text:style-name="Table_20_Contents"><text:span text:style-name="Teletype"><text:span text:style-name="T5">mysql_thre</text:span></text:span><text:soft-page-break/><text:span text:style-name="Teletype"><text:span text:style-name="T5">ad_safe_client()</text:span></text:span></text:p>
          </table:table-cell>
          <table:table-cell table:style-name="Table1.B43" office:value-type="string">
            <text:p text:style-name="Table_20_Contents"><text:span text:style-name="Teletype"><text:span text:style-name="T5">conn.thread_safe_client()</text:span></text:span></text:p>
          </table:table-cell>
        </table:table-row>
        <table:table-row>
          <table:table-cell table:style-name="Table1.A43" office:value-type="string">
            <text:p text:style-name="Table_20_Contents"><text:span text:style-name="Teletype"><text:span text:style-name="T5">mysql_use_result()</text:span></text:span></text:p>
          </table:table-cell>
          <table:table-cell table:style-name="Table1.B43" office:value-type="string">
            <text:p text:style-name="Table_20_Contents"><text:span text:style-name="Teletype"><text:span text:style-name="T5">conn.use_result()</text:span></text:span></text:p>
          </table:table-cell>
        </table:table-row>
        <table:table-row>
          <table:table-cell table:style-name="Table1.A43" office:value-type="string">
            <text:p text:style-name="Table_20_Contents"><text:span text:style-name="Teletype"><text:span text:style-name="T5">mysql_warning_count()</text:span></text:span></text:p>
          </table:table-cell>
          <table:table-cell table:style-name="Table1.B43" office:value-type="string">
            <text:p text:style-name="Table_20_Contents"><text:span text:style-name="Teletype"><text:span text:style-name="T5">conn.warning_count()</text:span></text:span></text:p>
          </table:table-cell>
        </table:table-row>
        <table:table-row>
          <table:table-cell table:style-name="Table1.A43" office:value-type="string">
            <text:p text:style-name="Table_20_Contents"><text:span text:style-name="Teletype"><text:span text:style-name="T5">CLIENT_*</text:span></text:span></text:p>
          </table:table-cell>
          <table:table-cell table:style-name="Table1.B43" office:value-type="string">
            <text:p text:style-name="Table_20_Contents"><text:span text:style-name="Teletype"><text:span text:style-name="T5">MySQLdb.constants.CLIENT.*</text:span></text:span></text:p>
          </table:table-cell>
        </table:table-row>
        <table:table-row>
          <table:table-cell table:style-name="Table1.A43" office:value-type="string">
            <text:p text:style-name="Table_20_Contents"><text:span text:style-name="Teletype"><text:span text:style-name="T5">CR_*</text:span></text:span></text:p>
          </table:table-cell>
          <table:table-cell table:style-name="Table1.B43" office:value-type="string">
            <text:p text:style-name="Table_20_Contents"><text:span text:style-name="Teletype"><text:span text:style-name="T5">MySQLdb.constants.CR.*</text:span></text:span></text:p>
          </table:table-cell>
        </table:table-row>
        <table:table-row>
          <table:table-cell table:style-name="Table1.A43" office:value-type="string">
            <text:p text:style-name="Table_20_Contents"><text:span text:style-name="Teletype"><text:span text:style-name="T5">ER_*</text:span></text:span></text:p>
          </table:table-cell>
          <table:table-cell table:style-name="Table1.B43" office:value-type="string">
            <text:p text:style-name="Table_20_Contents"><text:span text:style-name="Teletype"><text:span text:style-name="T5">MySQLdb.constants.ER.*</text:span></text:span></text:p>
          </table:table-cell>
        </table:table-row>
        <table:table-row>
          <table:table-cell table:style-name="Table1.A43" office:value-type="string">
            <text:p text:style-name="Table_20_Contents"><text:span text:style-name="Teletype"><text:span text:style-name="T5">FIELD_TYPE_*</text:span></text:span></text:p>
          </table:table-cell>
          <table:table-cell table:style-name="Table1.B43" office:value-type="string">
            <text:p text:style-name="Table_20_Contents"><text:span text:style-name="Teletype"><text:span text:style-name="T5">MySQLdb.constants.FIELD_TYPE.*</text:span></text:span></text:p>
          </table:table-cell>
        </table:table-row>
        <table:table-row>
          <table:table-cell table:style-name="Table1.A44" office:value-type="string">
            <text:p text:style-name="Table_20_Contents"><text:span text:style-name="Teletype"><text:span text:style-name="T5">FLAG_*</text:span></text:span></text:p>
          </table:table-cell>
          <table:table-cell table:style-name="Table1.B44" office:value-type="string">
            <text:p text:style-name="Table_20_Contents"><text:span text:style-name="Teletype"><text:span text:style-name="T5">MySQLdb.constants.FLAG.*</text:span></text:span></text:p>
          </table:table-cell>
        </table:table-row>
      </table:table>
      <text:h text:style-name="P16" text:outline-level="2"><text:bookmark text:name="some-mysql-examples"/><text:a xlink:type="simple" xlink:href="http://mysql-python.sourceforge.net/MySQLdb.html#id6" office:name="some-mysql-examples"><text:span text:style-name="T4">Some _mysql examples</text:span></text:a></text:h>
      <text:p text:style-name="P1"><text:span text:style-name="T2">Okay, so you want to use </text:span><text:span text:style-name="Teletype"><text:span text:style-name="T3">_mysql</text:span></text:span><text:span text:style-name="T2"> anyway. Here are some examples.</text:span></text:p>
      <text:p text:style-name="P3">The simplest possible database connection is:</text:p>
      <text:p text:style-name="P19">import _mysql</text:p>
      <text:p text:style-name="P17">db=_mysql.connect()</text:p>
      <text:p text:style-name="P1"><text:span text:style-name="T2">This creates a connection to the MySQL server running on the local machine using the standard UNIX socket (or named pipe on Windows), your login name (from the USER environment variable), no password, and does not </text:span><text:span text:style-name="Teletype"><text:span text:style-name="T3">USE</text:span></text:span><text:span text:style-name="T2"> a database. Chances are you need to supply more information.:</text:span></text:p>
      <text:p text:style-name="P17">db=_mysql.connect("localhost","joebob","moonpie","thangs")</text:p>
      <text:p text:style-name="P3">This creates a connection to the MySQL server running on the local machine via a UNIX socket (or named pipe), the user name "joebob", the password "moonpie", and selects the initial database "thangs".</text:p>
      <text:p text:style-name="P1"><text:span text:style-name="T2">We haven't even begun to touch upon all the parameters </text:span><text:span text:style-name="Teletype"><text:span text:style-name="T3">connect()</text:span></text:span><text:span text:style-name="T2"> can take. For this reason, I prefer to use keyword parameters:</text:span></text:p>
      <text:p text:style-name="P19">db=_mysql.connect(host="localhost",user="joebob",</text:p>
      <text:p text:style-name="P18"><text:s text:c="18"/><text:span text:style-name="T1">passwd="moonpie",db="thangs")</text:span></text:p>
      <text:p text:style-name="P3">This does exactly what the last example did, but is arguably easier to read. But since the default host is "localhost", and if your login name really was "joebob", you could shorten it to this:</text:p>
      <text:p text:style-name="P17">db=_mysql.connect(passwd="moonpie",db="thangs")</text:p>
      <text:p text:style-name="P3"><text:soft-page-break/>UNIX sockets and named pipes don't work over a network, so if you specify a host other than localhost, TCP will be used, and you can specify an odd port if you need to (the default port is 3306):</text:p>
      <text:p text:style-name="P17">db=_mysql.connect(host="outhouse",port=3307,passwd="moonpie",db="thangs")</text:p>
      <text:p text:style-name="P3">If you really had to, you could connect to the local host with TCP by specifying the full host name, or 127.0.0.1.</text:p>
      <text:p text:style-name="P3">Generally speaking, putting passwords in your code is not such a good idea:</text:p>
      <text:p text:style-name="P17">db=_mysql.connect(host="outhouse",db="thangs",read_default_file="~/.my.cnf")</text:p>
      <text:p text:style-name="P1"><text:span text:style-name="T2">This does what the previous example does, but gets the username and password and other parameters from ~/.my.cnf (UNIX-like systems). Read about </text:span><text:a xlink:type="simple" xlink:href="http://dev.mysql.com/doc/mysql/en/Option_files.html">option files</text:a><text:span text:style-name="T2"> for more details.</text:span></text:p>
      <text:p text:style-name="P1"><text:span text:style-name="T2">So now you have an open connection as </text:span><text:span text:style-name="Teletype"><text:span text:style-name="T3">db</text:span></text:span><text:span text:style-name="T2"> and want to do a query. Well, there are no cursors in MySQL, and no parameter substitution, so you have to pass a complete query string to </text:span><text:span text:style-name="Teletype"><text:span text:style-name="T3">db.query()</text:span></text:span><text:span text:style-name="T2">:</text:span></text:p>
      <text:p text:style-name="P19">db.query("""SELECT spam, eggs, sausage FROM breakfast</text:p>
      <text:p text:style-name="P18"><text:s text:c="9"/><text:span text:style-name="T1">WHERE price &lt; 5""")</text:span></text:p>
      <text:p text:style-name="P1"><text:span text:style-name="T2">There's no return value from this, but exceptions can be raised. The exceptions are defined in a separate module, </text:span><text:span text:style-name="Teletype"><text:span text:style-name="T3">_mysql_exceptions</text:span></text:span><text:span text:style-name="T2">, but </text:span><text:span text:style-name="Teletype"><text:span text:style-name="T3">_mysql</text:span></text:span><text:span text:style-name="T2"> exports them. Read DB API specification </text:span><text:a xlink:type="simple" xlink:href="http://www.python.org/peps/pep-0249.html">PEP-249</text:a><text:span text:style-name="T2"> to find out what they are, or you can use the catch-all </text:span><text:span text:style-name="Teletype"><text:span text:style-name="T3">MySQLError</text:span></text:span><text:span text:style-name="T2">.</text:span></text:p>
      <text:p text:style-name="P3">At this point your query has been executed and you need to get the results. You have two options:</text:p>
      <text:p text:style-name="P19">r=db.store_result()</text:p>
      <text:p text:style-name="P19"># ...or...</text:p>
      <text:p text:style-name="P17">r=db.use_result()</text:p>
      <text:p text:style-name="P1"><text:span text:style-name="T2">Both methods return a result object. What's the difference? </text:span><text:span text:style-name="Teletype"><text:span text:style-name="T3">store_result()</text:span></text:span><text:span text:style-name="T2"> returns the entire result set to the client immediately. If your result set is really large, this could be a problem. One way around this is to add a </text:span><text:span text:style-name="Teletype"><text:span text:style-name="T3">LIMIT</text:span></text:span><text:span text:style-name="T2"> clause to your query, to limit the number of rows returned. The other is to use </text:span><text:span text:style-name="Teletype"><text:span text:style-name="T3">use_result()</text:span></text:span><text:span text:style-name="T2">, which keeps the result set in the server and sends it row-by-row when you fetch. This does, however, tie up server resources, and it ties up the connection: You cannot do any more queries until you have fetched </text:span><text:span text:style-name="Strong_20_Emphasis"><text:span text:style-name="T2">all</text:span></text:span><text:span text:style-name="T2"> the rows. Generally I recommend using </text:span><text:span text:style-name="Teletype"><text:span text:style-name="T3">store_result()</text:span></text:span><text:span text:style-name="T2">unless your result set is really huge and you can't use </text:span><text:span text:style-name="Teletype"><text:span text:style-name="T3">LIMIT</text:span></text:span><text:span text:style-name="T2"> for some reason.</text:span></text:p>
      <text:p text:style-name="P3"><text:soft-page-break/>Now, for actually getting real results:</text:p>
      <text:p text:style-name="P19">&gt;&gt;&gt; r.fetch_row()</text:p>
      <text:p text:style-name="P17">(('3','2','0'),)</text:p>
      <text:p text:style-name="P1"><text:span text:style-name="T2">This might look a little odd. The first thing you should know is, </text:span><text:span text:style-name="Teletype"><text:span text:style-name="T3">fetch_row()</text:span></text:span><text:span text:style-name="T2"> takes some additional parameters. The first one is, how many rows (</text:span><text:span text:style-name="Teletype"><text:span text:style-name="T3">maxrows</text:span></text:span><text:span text:style-name="T2">) should be returned. By default, it returns one row. It may return fewer rows than you asked for, but never more. If you set </text:span><text:span text:style-name="Teletype"><text:span text:style-name="T3">maxrows=0</text:span></text:span><text:span text:style-name="T2">, it returns all rows of the result set. If you ever get an empty tuple back, you ran out of rows.</text:span></text:p>
      <text:p text:style-name="P1"><text:span text:style-name="T2">The second parameter (</text:span><text:span text:style-name="Teletype"><text:span text:style-name="T3">how</text:span></text:span><text:span text:style-name="T2">) tells it how the row should be represented. By default, it is zero which means, return as a tuple. </text:span><text:span text:style-name="Teletype"><text:span text:style-name="T3">how=1</text:span></text:span><text:span text:style-name="T2"> means, return it as a dictionary, where the keys are the column names, or </text:span><text:span text:style-name="Teletype"><text:span text:style-name="T3">table.column</text:span></text:span><text:span text:style-name="T2"> if there are two columns with the same name (say, from a join). </text:span><text:span text:style-name="Teletype"><text:span text:style-name="T3">how=2</text:span></text:span><text:span text:style-name="T2"> means the same as </text:span><text:span text:style-name="Teletype"><text:span text:style-name="T3">how=1</text:span></text:span><text:span text:style-name="T2"> except that the keys are </text:span><text:span text:style-name="Emphasis"><text:span text:style-name="T2">always</text:span></text:span><text:span text:style-name="T2"> </text:span><text:span text:style-name="Teletype"><text:span text:style-name="T3">table.column</text:span></text:span><text:span text:style-name="T2">; this is for compatibility with the old</text:span><text:span text:style-name="Teletype"><text:span text:style-name="T3">Mysqldb</text:span></text:span><text:span text:style-name="T2"> module.</text:span></text:p>
      <text:p text:style-name="P1"><text:span text:style-name="T2">OK, so why did we get a 1-tuple with a tuple inside? Because we implicitly asked for one row, since we didn't specify </text:span><text:span text:style-name="Teletype"><text:span text:style-name="T3">maxrows</text:span></text:span><text:span text:style-name="T2">.</text:span></text:p>
      <text:p text:style-name="P1"><text:span text:style-name="T2">The other oddity is: Assuming these are numeric columns, why are they returned as strings? Because MySQL returns all data as strings and expects you to convert it yourself. This would be a real pain in the ass, but in fact, </text:span><text:span text:style-name="Teletype"><text:span text:style-name="T3">_mysql</text:span></text:span><text:span text:style-name="T2"> can do this for you. (And </text:span><text:span text:style-name="Teletype"><text:span text:style-name="T3">MySQLdb</text:span></text:span><text:span text:style-name="T2"> does do this for you.) To have automatic type conversion done, you need to create a type converter dictionary, and pass this to</text:span><text:span text:style-name="Teletype"><text:span text:style-name="T3">connect()</text:span></text:span><text:span text:style-name="T2"> as the </text:span><text:span text:style-name="Teletype"><text:span text:style-name="T3">conv</text:span></text:span><text:span text:style-name="T2"> keyword parameter.</text:span></text:p>
      <text:p text:style-name="P1"><text:span text:style-name="T2">The keys of </text:span><text:span text:style-name="Teletype"><text:span text:style-name="T3">conv</text:span></text:span><text:span text:style-name="T2"> should be MySQL column types, which in the C API are </text:span><text:span text:style-name="Teletype"><text:span text:style-name="T3">FIELD_TYPE_*</text:span></text:span><text:span text:style-name="T2">. You can get these values like this:</text:span></text:p>
      <text:p text:style-name="P17">from MySQLdb.constants import FIELD_TYPE</text:p>
      <text:p text:style-name="P1"><text:span text:style-name="T2">By default, any column type that can't be found in </text:span><text:span text:style-name="Teletype"><text:span text:style-name="T3">conv</text:span></text:span><text:span text:style-name="T2"> is returned as a string, which works for a lot of stuff. For our purposes, we probably want this:</text:span></text:p>
      <text:p text:style-name="P17">my_conv = { FIELD_TYPE.LONG: int }</text:p>
      <text:p text:style-name="P1"><text:span text:style-name="T2">This means, if it's a </text:span><text:span text:style-name="Teletype"><text:span text:style-name="T3">FIELD_TYPE_LONG</text:span></text:span><text:span text:style-name="T2">, call the builtin </text:span><text:span text:style-name="Teletype"><text:span text:style-name="T3">int()</text:span></text:span><text:span text:style-name="T2"> function on it. Note that </text:span><text:span text:style-name="Teletype"><text:span text:style-name="T3">FIELD_TYPE_LONG</text:span></text:span><text:span text:style-name="T2"> is an </text:span><text:span text:style-name="Teletype"><text:span text:style-name="T3">INTEGER</text:span></text:span><text:span text:style-name="T2"> column, which corresponds to a C </text:span><text:span text:style-name="Teletype"><text:span text:style-name="T3">long</text:span></text:span><text:span text:style-name="T2">, which is also the type used for a normal Python integer. But beware: If it's really an </text:span><text:span text:style-name="Teletype"><text:span text:style-name="T3">UNSIGNED INTEGER</text:span></text:span><text:span text:style-name="T2"> column, this could cause overflows. For this reason, </text:span><text:span text:style-name="Teletype"><text:span text:style-name="T3">MySQLdb</text:span></text:span><text:span text:style-name="T2"> actually uses </text:span><text:span text:style-name="Teletype"><text:span text:style-name="T3">long()</text:span></text:span><text:span text:style-name="T2"> to do the conversion. But we'll ignore this potential problem for now.</text:span></text:p>
      <text:p text:style-name="P1"><text:soft-page-break/><text:span text:style-name="T2">Then if you use </text:span><text:span text:style-name="Teletype"><text:span text:style-name="T3">db=_mysql.connect(conv=my_conv...)</text:span></text:span><text:span text:style-name="T2">, the results will come back </text:span><text:span text:style-name="Teletype"><text:span text:style-name="T3">((3, 2, 0),)</text:span></text:span><text:span text:style-name="T2">, which is what you would expect.</text:span></text:p>
      <text:h text:style-name="P14" text:outline-level="1"><text:bookmark text:name="mysqldb"/><text:a xlink:type="simple" xlink:href="http://mysql-python.sourceforge.net/MySQLdb.html#id7" office:name="mysqldb"><text:span text:style-name="T4">MySQLdb</text:span></text:a></text:h>
      <text:p text:style-name="P1"><text:span text:style-name="T2">MySQLdb is a thin Python wrapper around </text:span><text:span text:style-name="Teletype"><text:span text:style-name="T3">_mysql</text:span></text:span><text:span text:style-name="T2"> which makes it compatible with the Python DB API interface (version 2). In reality, a fair amount of the code which implements the API is in </text:span><text:span text:style-name="Teletype"><text:span text:style-name="T3">_mysql</text:span></text:span><text:span text:style-name="T2">for the sake of efficiency.</text:span></text:p>
      <text:p text:style-name="P1"><text:span text:style-name="T2">The DB API specification </text:span><text:a xlink:type="simple" xlink:href="http://www.python.org/peps/pep-0249.html">PEP-249</text:a><text:span text:style-name="T2"> should be your primary guide for using this module. Only deviations from the spec and other database-dependent things will be documented here.</text:span></text:p>
      <text:h text:style-name="P16" text:outline-level="2"><text:bookmark text:name="functions-and-attributes"/><text:a xlink:type="simple" xlink:href="http://mysql-python.sourceforge.net/MySQLdb.html#id8" office:name="functions-and-attributes"><text:span text:style-name="T4">Functions and attributes</text:span></text:a></text:h>
      <text:p text:style-name="P3">Only a few top-level functions and attributes are defined within MySQLdb.</text:p>
      <text:p text:style-name="P22">connect(parameters...)</text:p>
      <text:p text:style-name="P7"><text:span text:style-name="T2">Constructor for creating a connection to the database. Returns a Connection Object. Parameters are the same as for the MySQL C API. In addition, there are a few additional keywords that correspond to what you would pass </text:span><text:span text:style-name="Teletype"><text:span text:style-name="T3">mysql_options()</text:span></text:span><text:span text:style-name="T2"> before connecting. Note that some parameters must be specified as keyword arguments! The default value for each parameter is NULL or zero, as appropriate. Consult the MySQL documentation for more details. The important parameters are:</text:span></text:p>
      <text:p text:style-name="P23">host</text:p>
      <text:p text:style-name="P30">name of host to connect to. Default: use the local host via a UNIX socket (where applicable)</text:p>
      <text:p text:style-name="P23">user</text:p>
      <text:p text:style-name="P30">user to authenticate as. Default: current effective user.</text:p>
      <text:p text:style-name="P23">passwd</text:p>
      <text:p text:style-name="P30">password to authenticate with. Default: no password.</text:p>
      <text:p text:style-name="P23">db</text:p>
      <text:p text:style-name="P30">database to use. Default: no default database.</text:p>
      <text:p text:style-name="P23">port</text:p>
      <text:p text:style-name="P30">TCP port of MySQL server. Default: standard port (3306).</text:p>
      <text:p text:style-name="P23">unix_socket</text:p>
      <text:p text:style-name="P30">location of UNIX socket. Default: use default location or TCP for remote hosts.</text:p>
      <text:p text:style-name="P23">conv</text:p>
      <text:p text:style-name="P31"><text:span text:style-name="T2">type conversion dictionary. Default: a copy of </text:span><text:span text:style-name="Teletype"><text:span text:style-name="T3">MySQLdb.converters.conversions</text:span></text:span></text:p>
      <text:p text:style-name="P23"><text:soft-page-break/>compress</text:p>
      <text:p text:style-name="P30">Enable protocol compression. Default: no compression.</text:p>
      <text:p text:style-name="P23">connect_timeout</text:p>
      <text:p text:style-name="P30">Abort if connect is not completed within given number of seconds. Default: no timeout (?)</text:p>
      <text:p text:style-name="P23">named_pipe</text:p>
      <text:p text:style-name="P30">Use a named pipe (Windows). Default: don't.</text:p>
      <text:p text:style-name="P23">init_command</text:p>
      <text:p text:style-name="P30">Initial command to issue to server upon connection. Default: Nothing.</text:p>
      <text:p text:style-name="P23">read_default_file</text:p>
      <text:p text:style-name="P31"><text:span text:style-name="T2">MySQL configuration file to read; see the MySQL documentation for </text:span><text:span text:style-name="Teletype"><text:span text:style-name="T3">mysql_options()</text:span></text:span><text:span text:style-name="T2">.</text:span></text:p>
      <text:p text:style-name="P23">read_default_group</text:p>
      <text:p text:style-name="P31"><text:span text:style-name="T2">Default group to read; see the MySQL documentation for </text:span><text:span text:style-name="Teletype"><text:span text:style-name="T3">mysql_options()</text:span></text:span><text:span text:style-name="T2">.</text:span></text:p>
      <text:p text:style-name="P23">cursorclass</text:p>
      <text:p text:style-name="P31"><text:span text:style-name="T2">cursor class that </text:span><text:span text:style-name="Teletype"><text:span text:style-name="T3">cursor()</text:span></text:span><text:span text:style-name="T2"> uses, unless overridden. Default: </text:span><text:span text:style-name="Teletype"><text:span text:style-name="T3">MySQLdb.cursors.Cursor</text:span></text:span><text:span text:style-name="T2">. </text:span><text:span text:style-name="Emphasis"><text:span text:style-name="T2">This must be a keyword parameter.</text:span></text:span></text:p>
      <text:p text:style-name="P23">use_unicode</text:p>
      <text:p text:style-name="P10">If True, CHAR and VARCHAR and TEXT columns are returned as Unicode strings, using the configured character set. It is best to set the default encoding in the server configuration, or client configuration (read with read_default_file). If you change the character set after connecting (MySQL-4.1 and later), you'll need to put the correct character set name in connection.charset.</text:p>
      <text:p text:style-name="P30">If False, text-like columns are returned as normal strings, but you can always write Unicode strings.</text:p>
      <text:p text:style-name="P11"><text:span text:style-name="Emphasis"><text:span text:style-name="T2">This must be a keyword parameter.</text:span></text:span></text:p>
      <text:p text:style-name="P23">charset</text:p>
      <text:p text:style-name="P10">If present, the connection character set will be changed to this character set, if they are not equal. Support for changing the character set requires MySQL-4.1 and later server; if the server is too old, UnsupportedError will be raised. This option implies use_unicode=True, but you can override this with use_unicode=False, though you probably shouldn't.</text:p>
      <text:p text:style-name="P30">If not present, the default character set is used.</text:p>
      <text:p text:style-name="P11"><text:span text:style-name="Emphasis"><text:span text:style-name="T2">This must be a keyword parameter.</text:span></text:span></text:p>
      <text:p text:style-name="P23">sql_mode</text:p>
      <text:p text:style-name="P10">If present, the session SQL mode will be set to the given string. For more information on sql_mode, see the MySQL documentation. Only available for 4.1 and newer servers.</text:p>
      <text:p text:style-name="P30">If not present, the session SQL mode will be unchanged.</text:p>
      <text:p text:style-name="P11"><text:span text:style-name="Emphasis"><text:span text:style-name="T2">This must be a keyword parameter.</text:span></text:span></text:p>
      <text:p text:style-name="P23"><text:soft-page-break/>ssl</text:p>
      <text:p text:style-name="P29"><text:span text:style-name="T2">This parameter takes a dictionary or mapping, where the keys are parameter names used by the </text:span><text:a xlink:type="simple" xlink:href="http://dev.mysql.com/doc/mysql/en/mysql_ssl_set.html">mysql_ssl_set</text:a><text:span text:style-name="T2"> MySQL C API call. If this is set, it initiates an SSL connection to the server; if there is no SSL support in the client, an exception is raised. </text:span><text:span text:style-name="Emphasis"><text:span text:style-name="T2">This must be a keyword parameter.</text:span></text:span></text:p>
      <text:p text:style-name="P21">apilevel</text:p>
      <text:p text:style-name="P26">String constant stating the supported DB API level. '2.0'</text:p>
      <text:p text:style-name="P22">threadsafety</text:p>
      <text:p text:style-name="P6">Integer constant stating the level of thread safety the interface supports. This is set to 1, which means: Threads may share the module.</text:p>
      <text:p text:style-name="P33"><text:span text:style-name="T2">The MySQL protocol can not handle multiple threads using the same connection at once. Some earlier versions of MySQLdb utilized locking to achieve a threadsafety of 2. While this is not terribly hard to accomplish using the standard Cursor class (which uses </text:span><text:span text:style-name="Teletype"><text:span text:style-name="T3">mysql_store_result()</text:span></text:span><text:span text:style-name="T2">), it is complicated by SSCursor (which uses </text:span><text:span text:style-name="Teletype"><text:span text:style-name="T3">mysql_use_result()</text:span></text:span><text:span text:style-name="T2">; with the latter you must ensure all the rows have been read before another query can be executed. It is further complicated by the addition of transactions, since transactions start when a cursor execute a query, but end when</text:span><text:span text:style-name="Teletype"><text:span text:style-name="T3">COMMIT</text:span></text:span><text:span text:style-name="T2"> or </text:span><text:span text:style-name="Teletype"><text:span text:style-name="T3">ROLLBACK</text:span></text:span><text:span text:style-name="T2"> is executed by the Connection object. Two threads simply cannot share a connection while a transaction is in progress, in addition to not being able to share it during query execution. This excessively complicated the code to the point where it just isn't worth it.</text:span></text:p>
      <text:p text:style-name="P32">The general upshot of this is: Don't share connections between threads. It's really not worth your effort or mine, and in the end, will probably hurt performance, since the MySQL server runs a separate thread for each connection. You can certainly do things like cache connections in a pool, and give those connections to one thread at a time. If you let two threads use a connection simultaneously, the MySQL client library will probably upchuck and die. You have been warned.</text:p>
      <text:p text:style-name="P9"><text:span text:style-name="T2">For threaded applications, try using a connection pool. This can be done using the </text:span><text:a xlink:type="simple" xlink:href="http://dustman.net/andy/python/Pool">Pool module</text:a><text:span text:style-name="T2">.</text:span></text:p>
      <text:p text:style-name="P21">charset</text:p>
      <text:p text:style-name="P26">The character set used by the connection. In MySQL-4.1 and newer, it is possible (but not recommended) to change the connection's character set with an SQL statement. If you do this, you'll also need to change this attribute. Otherwise, you'll get encoding errors.</text:p>
      <text:p text:style-name="P22">paramstyle</text:p>
      <text:p text:style-name="P6">String constant stating the type of parameter marker formatting expected by the interface. Set to 'format' = ANSI C printf format codes, e.g. '...WHERE name=%s'. If a mapping object is used for conn.execute(), then the interface actually uses 'pyformat' = Python extended format codes, e.g. '...WHERE name=%<text:soft-page-break/>(name)s'. However, the API does not presently allow the specification of more than one style in paramstyle.</text:p>
      <text:p text:style-name="P32">Note that any literal percent signs in the query string passed to execute() must be escaped, i.e. %%.</text:p>
      <text:p text:style-name="P9"><text:span text:style-name="T2">Parameter placeholders can </text:span><text:span text:style-name="Strong_20_Emphasis"><text:span text:style-name="T2">only</text:span></text:span><text:span text:style-name="T2"> be used to insert column values. They can </text:span><text:span text:style-name="Strong_20_Emphasis"><text:span text:style-name="T2">not</text:span></text:span><text:span text:style-name="T2"> be used for other parts of SQL, such as table names, statements, etc.</text:span></text:p>
      <text:p text:style-name="P22">conv</text:p>
      <text:p text:style-name="P6">A dictionary or mapping which controls how types are converted from MySQL to Python and vice versa.</text:p>
      <text:p text:style-name="P33"><text:span text:style-name="T2">If the key is a MySQL type (from </text:span><text:span text:style-name="Teletype"><text:span text:style-name="T3">FIELD_TYPE.*</text:span></text:span><text:span text:style-name="T2">), then the value can be either:</text:span></text:p>
      <text:list xml:id="list4780730387564917942" text:style-name="L2">
        <text:list-item>
          <text:p text:style-name="P27">a callable object which takes a string argument (the MySQL value),' returning a Python value</text:p>
        </text:list-item>
        <text:list-item>
          <text:p text:style-name="P34"><text:span text:style-name="T2">a sequence of 2-tuples, where the first value is a combination of flags from </text:span><text:span text:style-name="Teletype"><text:span text:style-name="T3">MySQLdb.constants.FLAG</text:span></text:span><text:span text:style-name="T2">, and the second value is a function as above. The sequence is tested until the flags on the field match those of the first value. If both values are None, then the default conversion is done. Presently this is only used to distinquish TEXT and BLOB columns.</text:span></text:p>
        </text:list-item>
      </text:list>
      <text:p text:style-name="P32">If the key is a Python type or class, then the value is a callable Python object (usually a function) taking two arguments (value to convert, and the conversion dictionary) which converts values of this type to a SQL literal string value.</text:p>
      <text:p text:style-name="P9"><text:span text:style-name="T2">This is initialized with reasonable defaults for most types. When creating a Connection object, you can pass your own type converter dictionary as a keyword parameter. Otherwise, it uses a copy of </text:span><text:span text:style-name="Teletype"><text:span text:style-name="T3">MySQLdb.converters.conversions</text:span></text:span><text:span text:style-name="T2">. Several non-standard types are returned as strings, which is how MySQL returns all columns. For more details, see the built-in module documentation.</text:span></text:p>
      <text:h text:style-name="P16" text:outline-level="2"><text:bookmark text:name="connection-objects"/><text:a xlink:type="simple" xlink:href="http://mysql-python.sourceforge.net/MySQLdb.html#id9" office:name="connection-objects"><text:span text:style-name="T4">Connection Objects</text:span></text:a></text:h>
      <text:p text:style-name="P1"><text:span text:style-name="T2">Connection objects are returned by the </text:span><text:span text:style-name="Teletype"><text:span text:style-name="T3">connect()</text:span></text:span><text:span text:style-name="T2"> function.</text:span></text:p>
      <text:p text:style-name="P21">commit()</text:p>
      <text:p text:style-name="P26">If the database and the tables support transactions, this commits the current transaction; otherwise this method successfully does nothing.</text:p>
      <text:p text:style-name="P21">rollback()</text:p>
      <text:p text:style-name="P28"><text:span text:style-name="T2">If the database and tables support transactions, this rolls back (cancels) the current transaction; otherwise a </text:span><text:span text:style-name="Teletype"><text:span text:style-name="T3">NotSupportedError</text:span></text:span><text:span text:style-name="T2"> is raised.</text:span></text:p>
      <text:p text:style-name="P21">cursor([cursorclass])</text:p>
      <text:p text:style-name="P33"><text:soft-page-break/><text:span text:style-name="T2">MySQL does not support cursors; however, cursors are easily emulated. You can supply an alternative cursor class as an optional parameter. If this is not present, it defaults to the value given when creating the connection object, or the standard </text:span><text:span text:style-name="Teletype"><text:span text:style-name="T3">Cursor</text:span></text:span><text:span text:style-name="T2"> class. Also see the additional supplied cursor classes in the usage section.</text:span></text:p>
      <text:p text:style-name="P1"><text:span text:style-name="T2">There are many more methods defined on the connection object which are MySQL-specific. For more information on them, consult the internal documentation using </text:span><text:span text:style-name="Teletype"><text:span text:style-name="T3">pydoc</text:span></text:span><text:span text:style-name="T2">.</text:span></text:p>
      <text:h text:style-name="P16" text:outline-level="2"><text:bookmark text:name="cursor-objects"/><text:a xlink:type="simple" xlink:href="http://mysql-python.sourceforge.net/MySQLdb.html#id10" office:name="cursor-objects"><text:span text:style-name="T4">Cursor Objects</text:span></text:a></text:h>
      <text:p text:style-name="P22">callproc(procname, args)</text:p>
      <text:p text:style-name="P6">Calls stored procedure procname with the sequence of arguments in args. Returns the original arguments. Stored procedure support only works with MySQL-5.0 and newer.</text:p>
      <text:p text:style-name="P33"><text:span text:style-name="Strong_20_Emphasis"><text:span text:style-name="T2">Compatibility note:</text:span></text:span><text:span text:style-name="T2"> </text:span><text:a xlink:type="simple" xlink:href="http://www.python.org/peps/pep-0249.html">PEP-249</text:a><text:span text:style-name="T2"> specifies that if there are OUT or INOUT parameters, the modified values are to be returned. This is not consistently possible with MySQL. Stored procedure arguments must be passed as server variables, and can only be returned with a SELECT statement. Since a stored procedure may return zero or more result sets, it is impossible for MySQLdb to determine if there are result sets to fetch before the modified parmeters are accessible.</text:span></text:p>
      <text:p text:style-name="P33"><text:span text:style-name="T2">The parameters are stored in the server as @_*procname*_*n*, where </text:span><text:span text:style-name="Emphasis"><text:span text:style-name="T2">n</text:span></text:span><text:span text:style-name="T2"> is the position of the parameter. I.e., if you cursor.callproc('foo', (a, b, c)), the parameters will be accessible by a SELECT statement as @_foo_0, @_foo_1, and @_foo_2.</text:span></text:p>
      <text:p text:style-name="P9"><text:span text:style-name="Strong_20_Emphasis"><text:span text:style-name="T2">Compatibility note:</text:span></text:span><text:span text:style-name="T2"> It appears that the mere act of executing the CALL statement produces an empty result set, which appears after any result sets which might be generated by the stored procedure. Thus, you will always need to use nextset() to advance result sets.</text:span></text:p>
      <text:p text:style-name="P21">close()</text:p>
      <text:p text:style-name="P28"><text:span text:style-name="T2">Closes the cursor. Future operations raise </text:span><text:span text:style-name="Teletype"><text:span text:style-name="T3">ProgrammingError</text:span></text:span><text:span text:style-name="T2">. If you are using server-side cursors, it is very important to close the cursor when you are done with it and before creating a new one.</text:span></text:p>
      <text:p text:style-name="P21">info()</text:p>
      <text:p text:style-name="P28"><text:span text:style-name="T2">Returns some information about the last query. Normally you don't need to check this. If there are any MySQL warnings, it will cause a Warning to be issued through the Python warning module. By default, Warning causes a message to appear on the console. However, it is possible to filter these out or </text:span><text:soft-page-break/><text:span text:style-name="T2">cause Warning to be raised as exception. See the MySQL docs for </text:span><text:span text:style-name="Teletype"><text:span text:style-name="T3">mysql_info()</text:span></text:span><text:span text:style-name="T2">, and the Python warning module. (Non-standard)</text:span></text:p>
      <text:p text:style-name="P21">setinputsizes()</text:p>
      <text:p text:style-name="P26">Does nothing, successfully.</text:p>
      <text:p text:style-name="P21">setoutputsizes()</text:p>
      <text:p text:style-name="P26">Does nothing, successfully.</text:p>
      <text:p text:style-name="P22">nextset()</text:p>
      <text:p text:style-name="P6">Advances the cursor to the next result set, discarding the remaining rows in the current result set. If there are no additional result sets, it returns None; otherwise it returns a true value.</text:p>
      <text:p text:style-name="P8">Note that MySQL doesn't support multiple result sets until 4.1.</text:p>
      <text:h text:style-name="P16" text:outline-level="2"><text:bookmark text:name="some-examples"/><text:a xlink:type="simple" xlink:href="http://mysql-python.sourceforge.net/MySQLdb.html#id11" office:name="some-examples"><text:span text:style-name="T4">Some examples</text:span></text:a></text:h>
      <text:p text:style-name="P1"><text:span text:style-name="T2">The </text:span><text:span text:style-name="Teletype"><text:span text:style-name="T3">connect()</text:span></text:span><text:span text:style-name="T2"> method works nearly the same as with </text:span><text:a xlink:type="simple" xlink:href="http://mysql-python.sourceforge.net/MySQLdb.html#mysql">_mysql</text:a><text:span text:style-name="T2">:</text:span></text:p>
      <text:p text:style-name="P19">import MySQLdb</text:p>
      <text:p text:style-name="P17">db=MySQLdb.connect(passwd="moonpie",db="thangs")</text:p>
      <text:p text:style-name="P3">To perform a query, you first need a cursor, and then you can execute queries on it:</text:p>
      <text:p text:style-name="P19">c=db.cursor()</text:p>
      <text:p text:style-name="P19">max_price=5</text:p>
      <text:p text:style-name="P19">c.execute("""SELECT spam, eggs, sausage FROM breakfast</text:p>
      <text:p text:style-name="P18"><text:s text:c="10"/><text:span text:style-name="T1">WHERE price &lt; %s""", (max_price,))</text:span></text:p>
      <text:p text:style-name="P1"><text:span text:style-name="T2">In this example, </text:span><text:span text:style-name="Teletype"><text:span text:style-name="T3">max_price=5</text:span></text:span><text:span text:style-name="T2"> Why, then, use </text:span><text:span text:style-name="Teletype"><text:span text:style-name="T3">%s</text:span></text:span><text:span text:style-name="T2"> in the string? Because MySQLdb will convert it to a SQL literal value, which is the string '5'. When it's finished, the query will actually say, "...WHERE price &lt; 5".</text:span></text:p>
      <text:p text:style-name="P3">Why the tuple? Because the DB API requires you to pass in any parameters as a sequence. Due to the design of the parser, (max_price) is interpreted as using algebraic grouping and simply as max_price and not a tuple. Adding a comma, i.e. (max_price,) forces it to make a tuple.</text:p>
      <text:p text:style-name="P3">And now, the results:</text:p>
      <text:p text:style-name="P19">&gt;&gt;&gt; c.fetchone()</text:p>
      <text:p text:style-name="P17">(3L, 2L, 0L)</text:p>
      <text:p text:style-name="P1"><text:span text:style-name="T2">Quite unlike the </text:span><text:span text:style-name="Teletype"><text:span text:style-name="T3">_mysql</text:span></text:span><text:span text:style-name="T2"> example, this returns a single tuple, which is the row, and the values are properly converted by default... except... What's with the L's?</text:span></text:p>
      <text:p text:style-name="P3">As mentioned earlier, while MySQL's INTEGER column translates perfectly into a Python integer, UNSIGNED INTEGER could overflow, so these values are converted <text:soft-page-break/>to Python long integers instead.</text:p>
      <text:p text:style-name="P1"><text:span text:style-name="T2">If you wanted more rows, you could use </text:span><text:span text:style-name="Teletype"><text:span text:style-name="T3">c.fetchmany(n)</text:span></text:span><text:span text:style-name="T2"> or </text:span><text:span text:style-name="Teletype"><text:span text:style-name="T3">c.fetchall()</text:span></text:span><text:span text:style-name="T2">. These do exactly what you think they do. On </text:span><text:span text:style-name="Teletype"><text:span text:style-name="T3">c.fetchmany(n)</text:span></text:span><text:span text:style-name="T2">, the </text:span><text:span text:style-name="Teletype"><text:span text:style-name="T3">n</text:span></text:span><text:span text:style-name="T2"> is optional and defaults to </text:span><text:span text:style-name="Teletype"><text:span text:style-name="T3">c.arraysize</text:span></text:span><text:span text:style-name="T2">, which is normally 1. Both of these methods return a sequence of rows, or an empty sequence if there are no more rows. If you use a weird cursor class, the rows themselves might not be tuples.</text:span></text:p>
      <text:p text:style-name="P1"><text:span text:style-name="T2">Note that in contrast to the above, </text:span><text:span text:style-name="Teletype"><text:span text:style-name="T3">c.fetchone()</text:span></text:span><text:span text:style-name="T2"> returns </text:span><text:span text:style-name="Teletype"><text:span text:style-name="T3">None</text:span></text:span><text:span text:style-name="T2"> when there are no more rows to fetch.</text:span></text:p>
      <text:p text:style-name="P3">The only other method you are very likely to use is when you have to do a multi-row insert:</text:p>
      <text:p text:style-name="P19">c.executemany(</text:p>
      <text:p text:style-name="P20"><text:s text:c="6"/><text:span text:style-name="T1">"""INSERT INTO breakfast (name, spam, eggs, sausage, price)</text:span></text:p>
      <text:p text:style-name="P20"><text:s text:c="6"/><text:span text:style-name="T1">VALUES (%s, %s, %s, %s, %s)""",</text:span></text:p>
      <text:p text:style-name="P20"><text:s text:c="6"/><text:span text:style-name="T1">[</text:span></text:p>
      <text:p text:style-name="P20"><text:s text:c="6"/><text:span text:style-name="T1">("Spam and Sausage Lover's Plate", 5, 1, 8, 7.95 ),</text:span></text:p>
      <text:p text:style-name="P20"><text:s text:c="6"/><text:span text:style-name="T1">("Not So Much Spam Plate", 3, 2, 0, 3.95 ),</text:span></text:p>
      <text:p text:style-name="P20"><text:s text:c="6"/><text:span text:style-name="T1">("Don't Wany ANY SPAM! Plate", 0, 4, 3, 5.95 )</text:span></text:p>
      <text:p text:style-name="P18"><text:s text:c="6"/><text:span text:style-name="T1">] )</text:span></text:p>
      <text:p text:style-name="P1"><text:span text:style-name="T2">Here we are inserting three rows of five values. Notice that there is a mix of types (strings, ints, floats) though we still only use </text:span><text:span text:style-name="Teletype"><text:span text:style-name="T3">%s</text:span></text:span><text:span text:style-name="T2">. And also note that we only included format strings for one row. MySQLdb picks those out and duplicates them for each row.</text:span></text:p>
      <text:h text:style-name="P14" text:outline-level="1"><text:bookmark text:name="using-and-extending"/><text:a xlink:type="simple" xlink:href="http://mysql-python.sourceforge.net/MySQLdb.html#id12" office:name="using-and-extending"><text:span text:style-name="T4">Using and extending</text:span></text:a></text:h>
      <text:p text:style-name="P1"><text:span text:style-name="T2">In general, it is probably wise to not directly interact with the DB API except for small applicatons. Databases, even SQL databases, vary widely in capabilities and may have non-standard features. The DB API does a good job of providing a reasonably portable interface but some methods are non-portable. Specifically, the parameters accepted by </text:span><text:span text:style-name="Teletype"><text:span text:style-name="T3">connect()</text:span></text:span><text:span text:style-name="T2"> are completely implementation-dependent.</text:span></text:p>
      <text:p text:style-name="P3">If you believe your application may need to run on several different databases, the author recommends the following approach, based on personal experience: Write a simplified API for your application which implements the specific queries and operations your application needs to perform. Implement this API as a base class which should be have few database dependencies, and then derive a subclass from this which implements the necessary dependencies. In this way, porting your application to a new database should be a relatively simple matter of creating a new <text:soft-page-break/>subclass, assuming the new database is reasonably standard.</text:p>
      <text:p text:style-name="P3">Because MySQLdb's Connection and Cursor objects are written in Python, you can easily derive your own subclasses. There are several Cursor classes in MySQLdb.cursors:</text:p>
      <text:p text:style-name="P21">BaseCursor</text:p>
      <text:p text:style-name="P26">The base class for Cursor objects. This does not raise Warnings.</text:p>
      <text:p text:style-name="P21">CursorStoreResultMixIn</text:p>
      <text:p text:style-name="P28"><text:span text:style-name="T2">Causes the Cursor to use the </text:span><text:span text:style-name="Teletype"><text:span text:style-name="T3">mysql_store_result()</text:span></text:span><text:span text:style-name="T2"> function to get the query result. The entire result set is stored on the client side.</text:span></text:p>
      <text:p text:style-name="P21">CursorUseResultMixIn</text:p>
      <text:p text:style-name="P28"><text:span text:style-name="T2">Causes the cursor to use the </text:span><text:span text:style-name="Teletype"><text:span text:style-name="T3">mysql_use_result()</text:span></text:span><text:span text:style-name="T2"> function to get the query result. The result set is stored on the server side and is transferred row by row using fetch operations.</text:span></text:p>
      <text:p text:style-name="P21">CursorTupleRowsMixIn</text:p>
      <text:p text:style-name="P32">Causes the cursor to return rows as a tuple of the column values.</text:p>
      <text:p text:style-name="P3">CursorDictRowsMixIn</text:p>
      <text:p text:style-name="P37"><text:span text:style-name="T2">Causes the cursor to return rows as a dictionary, where the keys are column names and the values are column values. Note that if the column names are not unique, i.e., you are selecting from two tables that share column names, some of them will be rewritten as </text:span><text:span text:style-name="Teletype"><text:span text:style-name="T3">table.column</text:span></text:span><text:span text:style-name="T2">. This can be avoided by using the SQL </text:span><text:span text:style-name="Teletype"><text:span text:style-name="T3">AS</text:span></text:span><text:span text:style-name="T2"> keyword. (This is yet-another reason not to use </text:span><text:span text:style-name="Teletype"><text:span text:style-name="T3">*</text:span></text:span><text:span text:style-name="T2"> in SQL queries, particularly where </text:span><text:span text:style-name="Teletype"><text:span text:style-name="T3">JOIN</text:span></text:span><text:span text:style-name="T2"> is involved.)</text:span></text:p>
      <text:p text:style-name="P21">Cursor</text:p>
      <text:p text:style-name="P28"><text:span text:style-name="T2">The default cursor class. This class is composed of </text:span><text:span text:style-name="Teletype"><text:span text:style-name="T3">CursorWarningMixIn</text:span></text:span><text:span text:style-name="T2">, </text:span><text:span text:style-name="Teletype"><text:span text:style-name="T3">CursorStoreResultMixIn</text:span></text:span><text:span text:style-name="T2">, </text:span><text:span text:style-name="Teletype"><text:span text:style-name="T3">CursorTupleRowsMixIn,</text:span></text:span><text:span text:style-name="T2"> and </text:span><text:span text:style-name="Teletype"><text:span text:style-name="T3">BaseCursor</text:span></text:span><text:span text:style-name="T2">, i.e. it raises </text:span><text:span text:style-name="Teletype"><text:span text:style-name="T3">Warning</text:span></text:span><text:span text:style-name="T2">, uses</text:span><text:span text:style-name="Teletype"><text:span text:style-name="T3">mysql_store_result()</text:span></text:span><text:span text:style-name="T2">, and returns rows as tuples.</text:span></text:p>
      <text:p text:style-name="P21">DictCursor</text:p>
      <text:p text:style-name="P28"><text:span text:style-name="T2">Like </text:span><text:span text:style-name="Teletype"><text:span text:style-name="T3">Cursor</text:span></text:span><text:span text:style-name="T2"> except it returns rows as dictionaries.</text:span></text:p>
      <text:p text:style-name="P21">SSCursor</text:p>
      <text:p text:style-name="P28"><text:span text:style-name="T2">A "server-side" cursor. Like </text:span><text:span text:style-name="Teletype"><text:span text:style-name="T3">Cursor</text:span></text:span><text:span text:style-name="T2"> but uses </text:span><text:span text:style-name="Teletype"><text:span text:style-name="T3">CursorUseResultMixIn</text:span></text:span><text:span text:style-name="T2">. Use only if you are dealing with potentially large result sets.</text:span></text:p>
      <text:p text:style-name="P21">SSDictCursor</text:p>
      <text:p text:style-name="P33"><text:span text:style-name="T2">Like </text:span><text:span text:style-name="Teletype"><text:span text:style-name="T3">SSCursor</text:span></text:span><text:span text:style-name="T2"> except it returns rows as dictionaries.</text:span></text:p>
      <text:h text:style-name="P14" text:outline-level="1"><text:bookmark text:name="embedded-server"/><text:a xlink:type="simple" xlink:href="http://mysql-python.sourceforge.net/MySQLdb.html#id13" office:name="embedded-server"><text:span text:style-name="T4">Embedded Server</text:span></text:a></text:h>
      <text:p text:style-name="P3">Instead of connecting to a stand-alone server over the network, the embedded server support lets you run a full server right in your Python code or application server.</text:p>
      <text:p text:style-name="P3">If you have built MySQLdb with embedded server support, there are two additional <text:soft-page-break/>functions you will need to make use of:</text:p>
      <text:p text:style-name="P24">server_init(args, groups)</text:p>
      <text:p text:style-name="P12">Initialize embedded server. If this client is not linked against the embedded server library, this function does nothing.</text:p>
      <text:p text:style-name="P25">args</text:p>
      <text:p text:style-name="P35">sequence of command-line arguments</text:p>
      <text:p text:style-name="P25">groups</text:p>
      <text:p text:style-name="P35">sequence of groups to use in defaults files</text:p>
      <text:p text:style-name="P24">server_end()</text:p>
      <text:p text:style-name="P36">Shut down embedded server. If not using an embedded server, this does nothing.</text:p>
      <text:p text:style-name="P1"><text:span text:style-name="T2">See the MySQL documentation for more information on the embedded ser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6T00:28:08.646564120</meta:creation-date>
    <dc:date>2015-08-26T00:30:44.155121382</dc:date>
    <meta:editing-duration>P0D</meta:editing-duration>
    <meta:editing-cycles>1</meta:editing-cycles>
    <meta:document-statistic meta:table-count="1" meta:image-count="0" meta:object-count="0" meta:page-count="15" meta:paragraph-count="310" meta:word-count="3847" meta:character-count="25016" meta:non-whitespace-character-count="21415"/>
    <meta:generator>LibreOffice/4.2.8.2$Linux_X86_64 LibreOffice_project/420m0$Build-2</meta:generator>
  </office:meta>
</office:document-meta>
</file>